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Footnote">
      <style:text-properties officeooo:paragraph-rsid="0f051f9f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7" style:family="paragraph" style:parent-style-name="Footnote">
      <style:text-properties officeooo:paragraph-rsid="0f41a60d"/>
    </style:style>
    <style:style style:name="P88" style:family="paragraph" style:parent-style-name="Standard">
      <style:text-properties officeooo:paragraph-rsid="0f466349"/>
    </style:style>
    <style:style style:name="P89" style:family="paragraph" style:parent-style-name="Footnote">
      <style:text-properties officeooo:paragraph-rsid="0f12f362"/>
    </style:style>
    <style:style style:name="P90" style:family="paragraph" style:parent-style-name="Standard">
      <style:text-properties officeooo:paragraph-rsid="0f66ac7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officeooo:rsid="047da547"/>
    </style:style>
    <style:style style:name="T2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4" style:family="text">
      <style:text-properties style:use-window-font-color="true" loext:opacity="0%" style:font-name="Liberation Sans" fo:font-size="12pt" style:font-size-asian="12pt" style:font-size-complex="12pt"/>
    </style:style>
    <style:style style:name="T315" style:family="text">
      <style:text-properties officeooo:rsid="04473353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style:font-size-asian="10pt" style:font-size-complex="10pt"/>
    </style:style>
    <style:style style:name="T319" style:family="text">
      <style:text-properties officeooo:rsid="0394a435"/>
    </style:style>
    <style:style style:name="T3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officeooo:rsid="0cf7e116"/>
    </style:style>
    <style:style style:name="T324" style:family="text">
      <style:text-properties officeooo:rsid="0b952edb"/>
    </style:style>
    <style:style style:name="T325" style:family="text">
      <style:text-properties loext:padding="0.049cm" loext:border="0.31pt solid #000000"/>
    </style:style>
    <style:style style:name="T326" style:family="text">
      <style:text-properties officeooo:rsid="0eef9ccc"/>
    </style:style>
    <style:style style:name="T327" style:family="text">
      <style:text-properties officeooo:rsid="0e80285f"/>
    </style:style>
    <style:style style:name="T328" style:family="text">
      <style:text-properties officeooo:rsid="0e838e2a"/>
    </style:style>
    <style:style style:name="T329" style:family="text">
      <style:text-properties officeooo:rsid="0e83c34e"/>
    </style:style>
    <style:style style:name="T330" style:family="text">
      <style:text-properties officeooo:rsid="0f1609ab"/>
    </style:style>
    <style:style style:name="T33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4" style:family="text">
      <style:text-properties fo:color="#808080" loext:opacity="100%" style:font-name="Liberation Sans" fo:font-size="12pt" style:font-size-asian="12pt" style:font-size-complex="12pt"/>
    </style:style>
    <style:style style:name="T34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28"><text:span text:style-name="T319">Deze versie </text:span><text:span text:style-name="T319"><text:reference-ref text:reference-format="text" text:ref-name="Versie">11</text:reference-ref></text:span><text:span text:style-name="T330"><text:s/></text:span><text:span text:style-name="T279">is een zogenaamde LTS-versie (</text:span><text:span text:style-name="T280">LTS=</text:span><text:span text:style-name="T279">Long-Term Support, langetermijnondersteuning).<text:line-break/></text:span><text:span text:style-name="T281">Deze</text:span><text:span text:style-name="T279"> LTS-versie wordt </text:span><text:span text:style-name="T288">vanaf vrijgave (</text:span><text:span text:style-name="T286">augustus 2021</text:span><text:span text:style-name="T288">) </text:span><text:span text:style-name="T287">vijf</text:span><text:span text:style-name="T279"> jaar ondersteund</text:span><text:span text:style-name="T283"> </text:span><text:span text:style-name="T279">(tot </text:span><text:span text:style-name="T286">augustus</text:span><text:span text:style-name="T281"> </text:span><text:span text:style-name="T279">202</text:span><text:span text:style-name="T282">6</text:span><text:span text:style-name="T283">)</text:span><text:span text:style-name="T284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5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89">voor</text:span><text:span text:style-name="T290"> </text:span><text:span text:style-name="T291">deze en andere </text:span><text:span text:style-name="T292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3">(zie toelichting)</text:span><text:span text:style-name="T19">:</text:span></text:p>
      <text:p text:style-name="P31"><text:span text:style-name="Definition"><text:span text:style-name="T295">g</text:span></text:span><text:span text:style-name="Definition"><text:span text:style-name="T294">ebruiker</text:span></text:span><text:span text:style-name="Definition"><text:span text:style-name="T298"><text:tab/><text:tab/></text:span></text:span><text:span text:style-name="Definition"><text:span text:style-name="T314"> <text:tab/><text:tab/></text:span></text:span><text:span text:style-name="T299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299"><text:tab/></text:span><text:span text:style-name="T300">(</text:span><text:span text:style-name="T296">volledige naam, bijv. </text:span><text:span text:style-name="T312">J</text:span><text:span text:style-name="T313">a</text:span><text:span text:style-name="T312">n </text:span><text:span text:style-name="T313">Jansen</text:span><text:span text:style-name="T297">)</text:span></text:p>
      <text:p text:style-name="Standard"><text:span text:style-name="Definition"><text:span text:style-name="T295">g</text:span></text:span><text:span text:style-name="Definition"><text:span text:style-name="T294">ebruikersnaam<text:tab/></text:span></text:span><text:span text:style-name="Definition"><text:span text:style-name="T294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4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30"><text:span text:style-name="Definition"><text:span text:style-name="T302">c</text:span></text:span><text:span text:style-name="Definition"><text:span text:style-name="T301">omputernaam<text:tab/><text:tab/></text:span></text:span><text:span text:style-name="Definition"><text:span text:style-name="T299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299"><text:tab/></text:span></text:span><text:span text:style-name="Definition"><text:span text:style-name="T305">(</text:span></text:span><text:span text:style-name="Definition"><text:span text:style-name="T306">naam van de compute</text:span></text:span><text:span text:style-name="Definition"><text:span text:style-name="T307">r, </text:span></text:span><text:span text:style-name="Definition"><text:span text:style-name="T308">bijv. p</text:span></text:span><text:span text:style-name="Definition"><text:span text:style-name="T309">c02</text:span></text:span><text:span text:style-name="Definition"><text:span text:style-name="T305">)</text:span></text:span></text:p>
      <text:p text:style-name="P30"><text:span text:style-name="Definition"><text:span text:style-name="T295">o</text:span></text:span><text:span text:style-name="Definition"><text:span text:style-name="T294">pstartmenu</text:span></text:span><text:span text:style-name="Definition"><text:span text:style-name="T299"><text:tab/><text:tab/><text:tab/></text:span></text:span><text:span text:style-name="Definition"><text:span text:style-name="T299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299"><text:tab/></text:span></text:span><text:span text:style-name="Definition"><text:span text:style-name="T305">(</text:span></text:span><text:span text:style-name="Definition"><text:span text:style-name="T306">to</text:span></text:span><text:span text:style-name="Definition"><text:span text:style-name="T310">ets voor het opstartmedium</text:span></text:span><text:span text:style-name="Definition"><text:span text:style-name="T311">)</text:span></text:span></text:p>
      <text:p text:style-name="P30"><text:span text:style-name="Definition"><text:span text:style-name="T303">i</text:span></text:span><text:span text:style-name="Definition"><text:span text:style-name="T304">nstellingen</text:span></text:span><text:span text:style-name="T305"><text:tab/> <text:tab/><text:tab/></text:span><text:span text:style-name="T305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5"><text:tab/>(</text:span><text:span text:style-name="T306">toets voor het BIOS/UEFI-scherm</text:span><text:span text:style-name="T305">)</text:span></text:p>
      <text:p text:style-name="P33"><text:span text:style-name="Definition"><text:span text:style-name="T332">g</text:span></text:span><text:span text:style-name="Definition"><text:span text:style-name="T331">ebruiker</text:span></text:span><text:span text:style-name="Definition"><text:span text:style-name="T333">2</text:span></text:span><text:span text:style-name="Definition"><text:span text:style-name="T334"><text:tab/></text:span></text:span><text:span text:style-name="Definition"><text:span text:style-name="T344"> <text:tab/><text:tab/></text:span></text:span><text:span text:style-name="T33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5"><text:tab/></text:span><text:span text:style-name="T336">(</text:span><text:span text:style-name="T337">volledige naam </text:span><text:span text:style-name="T338">evt. 2</text:span><text:span text:style-name="T345">e</text:span><text:span text:style-name="T338"> gebruiker</text:span><text:span text:style-name="T339">)</text:span></text:p>
      <text:p text:style-name="P80"><text:span text:style-name="Definition"><text:span text:style-name="T332">g</text:span></text:span><text:span text:style-name="Definition"><text:span text:style-name="T331">ebruikersnaam</text:span></text:span><text:span text:style-name="Definition"><text:span text:style-name="T333">2</text:span></text:span><text:span text:style-name="Definition"><text:span text:style-name="T340"><text:tab/></text:span></text:span><text:span text:style-name="Definition"><text:span text:style-name="T34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0"><text:tab/></text:span></text:span><text:span text:style-name="T341">(korte naam</text:span><text:span text:style-name="T342"> </text:span><text:span text:style-name="T343">evt. 2</text:span><text:span text:style-name="T346">e</text:span><text:span text:style-name="T343"> gebruiker</text:span><text:span text:style-name="T341">)</text:span></text:p>
      <text:p text:style-name="P33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8"/>
      <text:p text:style-name="P32"><text:span text:style-name="Strong_20_Emphasis"><text:span text:style-name="T258"/></text:span></text:p>
      <text:p text:style-name="P34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7"/></text:span></text:p>
      <text:p text:style-name="P29"><text:span text:style-name="Strong_20_Emphasis"><text:span text:style-name="T257"/></text:span></text:p>
      <text:list xml:id="list4204426744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9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185801446779866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15">Vanaf ee</text:span>n Live <text:span text:style-name="T317">USB-stick </text:span><text:span text:style-name="T326">(</text:span><text:span text:style-name="T317">of </text:span><text:span text:style-name="T326">cd/dvd</text:span><text:span text:style-name="T285">)</text:span><text:span text:style-name="T318"> </text:span>kunt <text:span text:style-name="T315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7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0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1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2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1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1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6">Locatie</text:span> kies bij <text:span text:style-name="T316">Regio</text:span> voor <text:span text:style-name="T316">Europa</text:span> en klik op <text:span text:style-name="T316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6">Toetsenbord</text:span> kies <text:span text:style-name="T316">English (US)</text:span> en klik op <text:span text:style-name="T316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0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185801298819576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185801643759482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8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25">Super</text:span>-toets <text:span text:style-name="T245">is </text:span>de Windows<text:span text:style-name="T323">-</text:span><text:span text:style-name="T324">toets</text:span>, <text:span text:style-name="T323">C</text:span>ommand-<text:span text:style-name="T324">toets</text:span>, of <text:span text:style-name="T323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77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3"/>
      <text:p text:style-name="P35"><text:span text:style-name="Emphasis"><text:span text:style-name="T347">Geschreven </text:span></text:span><text:span text:style-name="Emphasis"><text:span text:style-name="T351">in </text:span></text:span><text:span text:style-name="Emphasis"><text:span text:style-name="T350">2021 </text:span></text:span><text:span text:style-name="Emphasis"><text:span text:style-name="T347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8">Karel Zimmer</text:span></text:span></text:a><text:span text:style-name="Emphasis"><text:span text:style-name="T34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49">Creative Commons Publiek Domein Verklaring</text:span></text:span></text:a><text:span text:style-name="Emphasis"><text:span text:style-name="T3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02T18:58:00.316248815">02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02T18:58:00.120969386</dc:date>
    <meta:keyword>Installatie</meta:keyword>
    <meta:keyword>Checklist</meta:keyword>
    <meta:keyword>Linux</meta:keyword>
    <meta:editing-cycles>6671</meta:editing-cycles>
    <meta:editing-duration>P11DT18H4M5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9" meta:character-count="4992" meta:non-whitespace-character-count="4285"/>
    <meta:user-defined meta:name="Info 1"/>
    <meta:user-defined meta:name="Info 2"/>
    <meta:user-defined meta:name="Info 3"/>
    <meta:user-defined meta:name="Info 4"/>
  </office:meta>
</office:document-meta>
</file>